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left="none" fo:border-right="none" fo:border-top="none" fo:border-bottom="0.0139in solid #000000"/>
    </style:style>
    <style:style style:name="Table5" style:family="table">
      <style:table-properties style:width="6.925in" table:align="margins" table:border-model="separating"/>
    </style:style>
    <style:style style:name="Table5.A" style:family="table-column">
      <style:table-column-properties style:column-width="1.6569in" style:rel-column-width="15680*"/>
    </style:style>
    <style:style style:name="Table5.B" style:family="table-column">
      <style:table-column-properties style:column-width="5.2681in" style:rel-column-width="49855*"/>
    </style:style>
    <style:style style:name="Table5.A1" style:family="table-cell">
      <style:table-cell-properties fo:padding="0.0382in" fo:border="none"/>
    </style:style>
    <style:style style:name="Table5.A5" style:family="table-cell">
      <style:table-cell-properties fo:padding="0.0382in" fo:border-left="none" fo:border-right="none" fo:border-top="none" fo:border-bottom="0.0139in solid #000000"/>
    </style:style>
    <style:style style:name="Table6" style:family="table">
      <style:table-properties style:width="6.925in" table:align="margins"/>
    </style:style>
    <style:style style:name="Table6.A" style:family="table-column">
      <style:table-column-properties style:column-width="1.6569in" style:rel-column-width="15680*"/>
    </style:style>
    <style:style style:name="Table6.B" style:family="table-column">
      <style:table-column-properties style:column-width="5.2681in" style:rel-column-width="49855*"/>
    </style:style>
    <style:style style:name="Table6.A1" style:family="table-cell">
      <style:table-cell-properties fo:padding="0.0382in" fo:border="none"/>
    </style:style>
    <style:style style:name="Table6.A15" style:family="table-cell">
      <style:table-cell-properties fo:padding="0.0382in" fo:border-left="none" fo:border-right="none" fo:border-top="none" fo:border-bottom="0.0139in solid #000000"/>
    </style:style>
    <style:style style:name="Table2" style:family="table">
      <style:table-properties style:width="6.925in" table:align="margins"/>
    </style:style>
    <style:style style:name="Table2.A" style:family="table-column">
      <style:table-column-properties style:column-width="1.6569in" style:rel-column-width="15680*"/>
    </style:style>
    <style:style style:name="Table2.B" style:family="table-column">
      <style:table-column-properties style:column-width="5.2681in" style:rel-column-width="49855*"/>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0139in solid #000000"/>
    </style:style>
    <style:style style:name="Table1" style:family="table">
      <style:table-properties style:width="6.925in" table:align="margins"/>
    </style:style>
    <style:style style:name="Table1.A" style:family="table-column">
      <style:table-column-properties style:column-width="1.6569in" style:rel-column-width="15680*"/>
    </style:style>
    <style:style style:name="Table1.B" style:family="table-column">
      <style:table-column-properties style:column-width="5.2681in" style:rel-column-width="49855*"/>
    </style:style>
    <style:style style:name="Table1.A1" style:family="table-cell">
      <style:table-cell-properties fo:padding="0.0382in" fo:border="none"/>
    </style:style>
    <style:style style:name="Table1.A4" style:family="table-cell">
      <style:table-cell-properties fo:padding="0.0382in" fo:border-left="none" fo:border-right="none" fo:border-top="none" fo:border-bottom="0.0139in solid #000000"/>
    </style:style>
    <style:style style:name="P1" style:family="paragraph" style:parent-style-name="Footer">
      <style:paragraph-properties fo:text-align="center" style:justify-single-word="false"/>
      <style:text-properties style:font-name="Liberation Sans1" fo:font-size="10pt" style:font-size-asian="10pt" style:font-size-complex="10pt"/>
    </style:style>
    <style:style style:name="P2" style:family="paragraph" style:parent-style-name="Text_20_body">
      <style:text-properties fo:font-size="5pt" style:font-size-asian="4.34999990463257pt" style:font-size-complex="5pt"/>
    </style:style>
    <style:style style:name="P3" style:family="paragraph" style:parent-style-name="Table_20_Contents">
      <style:text-properties style:font-name="Liberation Sans1"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style:font-name="Liberation Sans1" fo:font-size="10pt" fo:font-style="italic" style:font-size-asian="10pt" style:font-style-asian="italic" style:font-size-complex="10pt" style:font-style-complex="italic"/>
    </style:style>
    <style:style style:name="P5" style:family="paragraph" style:parent-style-name="Table_20_Contents">
      <style:paragraph-properties fo:text-align="end" style:justify-single-word="false"/>
      <style:text-properties style:font-name="Liberation Sans1" fo:font-size="10pt" fo:font-style="italic" style:text-underline-style="none" style:font-size-asian="10pt" style:font-style-asian="italic" style:font-size-complex="10pt" style:font-style-complex="italic"/>
    </style:style>
    <style:style style:name="P6" style:family="paragraph" style:parent-style-name="Table_20_Contents">
      <style:text-properties style:font-name="Liberation Sans1" fo:font-size="10pt" style:font-size-asian="10pt" style:font-size-complex="10pt"/>
    </style:style>
    <style:style style:name="P7" style:family="paragraph" style:parent-style-name="Table_20_Contents">
      <style:text-properties style:font-name="Liberation Sans1" fo:font-size="10pt" fo:font-weight="normal" style:font-size-asian="10pt" style:font-weight-asian="normal" style:font-size-complex="10pt" style:font-weight-complex="normal"/>
    </style:style>
    <style:style style:name="P8" style:family="paragraph" style:parent-style-name="Table_20_Contents">
      <style:text-properties style:font-name="Arial1" fo:font-size="10pt" fo:font-weight="normal" style:font-size-asian="10pt" style:font-weight-asian="normal" style:font-size-complex="10pt" style:font-weight-complex="normal"/>
    </style:style>
    <style:style style:name="P9" style:family="paragraph" style:parent-style-name="Table_20_Contents">
      <style:text-properties style:font-name="Arial1"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Liberation Sans1"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Liberation Sans1" fo:font-size="10pt" style:font-size-asian="10pt" style:font-size-complex="10pt"/>
    </style:style>
    <style:style style:name="P12" style:family="paragraph" style:parent-style-name="Standard">
      <style:paragraph-properties fo:text-align="center" style:justify-single-word="false"/>
    </style:style>
    <style:style style:name="P13" style:family="paragraph" style:parent-style-name="Table_20_Contents">
      <style:text-properties style:font-name="Liberation Sans1"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font-name="Liberation Sans1" fo:font-size="10pt" fo:font-weight="bold" style:font-size-asian="10pt" style:font-weight-asian="bold" style:font-size-complex="10pt" style:font-weight-complex="bold"/>
    </style:style>
    <style:style style:name="T5" style:family="text">
      <style:text-properties style:font-name="Liberation Sans1" fo:font-size="10pt" fo:font-weight="normal" style:font-size-asian="10pt" style:font-weight-asian="normal" style:font-size-complex="10pt" style:font-weight-complex="normal"/>
    </style:style>
    <style:style style:name="T6" style:family="text">
      <style:text-properties style:font-name="Arial1"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row>
          <table:table-cell table:style-name="Table4.A1" office:value-type="string">
            <text:p text:style-name="P10">MOHAMAD AMIRIZZUAN RAMLI</text:p>
            <text:p text:style-name="P11">E: amirizzuan@gmail.com • M: +(60)(13)397-5306 • B-1-11, Kelana Impian Apartment, PJ, SEL, MY</text:p>
            <text:p text:style-name="P12"><text:span text:style-name="T4">http://amirizzuan.com </text:span><text:span text:style-name="T5">•</text:span><text:span text:style-name="T4"> http://linkedin.com/in/amirizzuan</text:span></text:p>
          </table:table-cell>
        </table:table-row>
      </table:table>
      <text:p text:style-name="P2"/>
      <table:table table:name="Table5" table:style-name="Table5">
        <table:table-column table:style-name="Table5.A"/>
        <table:table-column table:style-name="Table5.B"/>
        <table:table-row>
          <table:table-cell table:style-name="Table5.A1" table:number-columns-spanned="2" office:value-type="string">
            <text:p text:style-name="P3">TECHNICAL SUMMARY</text:p>
          </table:table-cell>
          <table:covered-table-cell/>
        </table:table-row>
        <table:table-row>
          <table:table-cell table:style-name="Table5.A1" office:value-type="string">
            <text:p text:style-name="P5">Programming &amp; Systems</text:p>
          </table:table-cell>
          <table:table-cell table:style-name="Table5.A1" office:value-type="string">
            <text:p text:style-name="P6">Visual Studio 2015 with Coded UI, HP Unified Functional Testing (HP UFT), HP QuickTest Professional (HP QTP), Jenkins, Selenium, Message Queue (MQ), Wiretaps, Python, Perl, PHP, Java (J2EE, JSP, Servlets, Beans &amp; JDBC), UNIX Shell, JavaScript, AJAX, HTML/XML, SQL, ASP, VBScript, Windows Scripting, VisualBasic, QuickBasic, C, C++, C#, SNMP, STAF/STAX</text:p>
          </table:table-cell>
        </table:table-row>
        <table:table-row>
          <table:table-cell table:style-name="Table5.A1" office:value-type="string">
            <text:p text:style-name="P5">Operating System</text:p>
          </table:table-cell>
          <table:table-cell table:style-name="Table5.A1" office:value-type="string">
            <text:p text:style-name="P6">Linux/UNIX, SunSolaris, AIX, Windows, Windows Server</text:p>
          </table:table-cell>
        </table:table-row>
        <table:table-row>
          <table:table-cell table:style-name="Table5.A1" office:value-type="string">
            <text:p text:style-name="P5">Database</text:p>
          </table:table-cell>
          <table:table-cell table:style-name="Table5.A1" office:value-type="string">
            <text:p text:style-name="P6">MySQL, SQLite, Oracle, DB2, Informix, MS Access, MS SQL</text:p>
          </table:table-cell>
        </table:table-row>
        <table:table-row>
          <table:table-cell table:style-name="Table5.A5" office:value-type="string">
            <text:p text:style-name="P5">Specialization</text:p>
          </table:table-cell>
          <table:table-cell table:style-name="Table5.A5" office:value-type="string">
            <text:p text:style-name="P6">Software Testing, Test Automation, Software Automation, Telco Systems E2E Journey, Behavior Driven Design (BDD), Test Driven Design (TDD), Continuous Integration (CI), Agile Development &amp; Testing, Linux/UNIX Administration, Ubuntu Desktop, Web Design &amp; Development, Raw Data Massaging, 2G/3G/LTE Networking, IP Networking, Telco Wireline (ADSL) Billing &amp; Provisioning, Cisco Networking.</text:p>
          </table:table-cell>
        </table:table-row>
      </table:table>
      <text:p text:style-name="P2"/>
      <table:table table:name="Table6" table:style-name="Table6">
        <table:table-column table:style-name="Table6.A"/>
        <table:table-column table:style-name="Table6.B"/>
        <table:table-row>
          <table:table-cell table:style-name="Table6.A1" table:number-columns-spanned="2" office:value-type="string">
            <text:p text:style-name="P3">PROFESSIONAL EXPERIENCE</text:p>
          </table:table-cell>
          <table:covered-table-cell/>
        </table:table-row>
        <table:table-row>
          <table:table-cell table:style-name="Table6.A1" office:value-type="string">
            <text:p text:style-name="P4">Jun. 2014 – Present</text:p>
          </table:table-cell>
          <table:table-cell table:style-name="Table6.A1" office:value-type="string">
            <text:p text:style-name="P3">British Telecom [BT] (Technology, Service &amp; Operations [BT TSO])</text:p>
          </table:table-cell>
        </table:table-row>
        <table:table-row>
          <table:table-cell table:style-name="Table6.A1" office:value-type="string">
            <text:p text:style-name="P4"/>
          </table:table-cell>
          <table:table-cell table:style-name="Table6.A1" office:value-type="string">
            <text:p text:style-name="P6">Role: <text:span text:style-name="T3">Early Integration Testing (EIT) Automation Engineer</text:span></text:p>
            <text:p text:style-name="P6">Job scope: Development of automation test script across systems &amp; components; E2E &amp; next-box testing of Telco systems journey; Development of automated regression test pack for systems &amp; components; Development &amp; maintenance of automation test framework; R&amp;D of test tools; Best test practice &amp; automation consultant; Software development &amp; testing process optimization.</text:p>
            <text:p text:style-name="P7">Technologies: Agile Test &amp; Development, Coded UI, HP UFT, HP QTP, VBScript, C#, MQ, Wiretaps, MS SQL, Oracle, BDD, TDD, Automation Test Scripting, Jenkins, Java/J2EE.</text:p>
          </table:table-cell>
        </table:table-row>
        <table:table-row>
          <table:table-cell table:style-name="Table6.A1" office:value-type="string">
            <text:p text:style-name="P4">Feb. 2008 – May 2014</text:p>
          </table:table-cell>
          <table:table-cell table:style-name="Table6.A1" office:value-type="string">
            <text:p text:style-name="P3">IBM Malaysia (Malaysia Development Lab, Cloud &amp; Smarter Infrastructure)</text:p>
          </table:table-cell>
        </table:table-row>
        <table:table-row>
          <table:table-cell table:style-name="Table6.A1" office:value-type="string">
            <text:p text:style-name="P6"/>
          </table:table-cell>
          <table:table-cell table:style-name="Table6.A1" office:value-type="string">
            <text:p text:style-name="P6">Role: <text:span text:style-name="T3">Software Test Engineer</text:span> (<text:span text:style-name="T2">Sep. 2012 – May 2014</text:span>)</text:p>
            <text:p text:style-name="P6">Job scope: End-to-end test of IBM Tivoli Network Manager (ITNM), Agent &amp; Collector sub-component and code the software testing framework (test plan and test script). </text:p>
            <text:p text:style-name="P6">Technologies: Agile Development, STAF/STAX, Java, UNIX Shell, Perl, Linux, DB2. </text:p>
          </table:table-cell>
        </table:table-row>
        <table:table-row>
          <table:table-cell table:style-name="Table6.A1" office:value-type="string">
            <text:p text:style-name="P6"/>
          </table:table-cell>
          <table:table-cell table:style-name="Table6.A1" office:value-type="string">
            <text:p text:style-name="P6">Prev. role (1): <text:span text:style-name="T3">Software Implementation Engineer</text:span> (<text:span text:style-name="T2">Mar. 2012 – Aug. 2012</text:span>)</text:p>
            <text:p text:style-name="P6">Job scope: Implementation of IBM Tivoli Network Manager (ITNM), at AmBank Group Berhad (at AmBank Datacenter for AmBank Network Management System Project).</text:p>
            <text:p text:style-name="P6">Technologies: Perl, UNIX Shell, Linux, DB2.</text:p>
          </table:table-cell>
        </table:table-row>
        <table:table-row>
          <table:table-cell table:style-name="Table6.A1" office:value-type="string">
            <text:p text:style-name="P6"/>
          </table:table-cell>
          <table:table-cell table:style-name="Table6.A1" office:value-type="string">
            <text:p text:style-name="P6">Prev. role (2): <text:span text:style-name="T3">Software Developer</text:span> (<text:span text:style-name="T2">Nov. 2011 – Dec. 2012</text:span>)</text:p>
            <text:p text:style-name="P6">Job scope: Development of IBM Tivoli Network Manager (ITNM), Agent &amp; Collector sub-component. </text:p>
            <text:p text:style-name="P6">Technologies: Agile Development, UNIX Shell, Perl, Linux, Java, DB2, MySQL.</text:p>
          </table:table-cell>
        </table:table-row>
        <table:table-row>
          <table:table-cell table:style-name="Table6.A1" office:value-type="string">
            <text:p text:style-name="P6"/>
          </table:table-cell>
          <table:table-cell table:style-name="Table6.A1" office:value-type="string">
            <text:p text:style-name="P6">Prev. role (3): <text:span text:style-name="T3">Software Developer &amp; L3 Support</text:span> (<text:span text:style-name="T2">Nov. 2010 – Oct. 2011</text:span>)</text:p>
            <text:p text:style-name="P6">Job scope: Development and bug-fix of IBM Tivoli Netcool Configuration Manager (ITNCM), Device Driver (T ranslator) sub-component. Pioneer team for knowledge transfer of the Device Driver component, from Colorado Spring (US) and Belfast <text:soft-page-break/>(UK) to Malaysia. </text:p>
            <text:p text:style-name="P6">Technologies: Java/J2EE, UNIX Shell, Linux, Oracle .</text:p>
          </table:table-cell>
        </table:table-row>
        <table:table-row>
          <table:table-cell table:style-name="Table6.A1" office:value-type="string">
            <text:p text:style-name="P6"/>
          </table:table-cell>
          <table:table-cell table:style-name="Table6.A1" office:value-type="string">
            <text:p text:style-name="P6">Prev. role (4): <text:span text:style-name="T3">Software Developer &amp; L3 Support</text:span> (<text:span text:style-name="T2">Feb. 2008 – Oct. 2010</text:span>)</text:p>
            <text:p text:style-name="P6">Job scope: Development and bug-fix of IBM Tivoli Netcool Performance Management for Wireless (IBM TNPMW), the Gateway Framework sub-component. Leads the Gateway Configuration and Vendor Gateway team. </text:p>
            <text:p text:style-name="P6">Technologies: Perl, UNIX Shell, Linux, Oracle .</text:p>
          </table:table-cell>
        </table:table-row>
        <table:table-row>
          <table:table-cell table:style-name="Table6.A1" office:value-type="string">
            <text:p text:style-name="P4">Oct. 2005 – Jan. 2008</text:p>
          </table:table-cell>
          <table:table-cell table:style-name="Table6.A1" office:value-type="string">
            <text:p text:style-name="P3">Telekom Malaysia (TM) Berhad (IT Shared Service Operation)</text:p>
          </table:table-cell>
        </table:table-row>
        <table:table-row>
          <table:table-cell table:style-name="Table6.A1" office:value-type="string">
            <text:p text:style-name="P6"/>
          </table:table-cell>
          <table:table-cell table:style-name="Table6.A1" office:value-type="string">
            <text:p text:style-name="P6">Role: <text:span text:style-name="T3">Software Engineer</text:span></text:p>
            <text:p text:style-name="P6">Job scope: Development and bug-fix of "Multimedia Inventory &amp; Provisioning Systems (MIPS)" , "tmnet streamyx Online Registration" , "Multimedia Customer &amp; Billing Management Systems (MCMB)" , "tmnet streamyx Member-Get-Member Program" , and Assistant Manager.</text:p>
            <text:p text:style-name="P6">Technologies: Java (JSP/Servlet), UNIX Shell, Solaris 10, IBM WebSphere, Oracle .</text:p>
          </table:table-cell>
        </table:table-row>
        <table:table-row>
          <table:table-cell table:style-name="Table6.A1" office:value-type="string">
            <text:p text:style-name="P4">Aug. 2003 – Oct. 2005</text:p>
          </table:table-cell>
          <table:table-cell table:style-name="Table6.A1" office:value-type="string">
            <text:p text:style-name="P3">TM Net Sdn. Bhd. (TM Net IT) </text:p>
          </table:table-cell>
        </table:table-row>
        <table:table-row>
          <table:table-cell table:style-name="Table6.A1" office:value-type="string">
            <text:p text:style-name="P4"/>
          </table:table-cell>
          <table:table-cell table:style-name="Table6.A1" office:value-type="string">
            <text:p text:style-name="P6">Role: <text:span text:style-name="T3">Software Engineer</text:span></text:p>
            <text:p text:style-name="P6">Job scope: Development and bug-fix of "Multimedia Inventory &amp; Provisioning Systems (MIPS)" , "tmnet streamyx Online Registration" , "Multimedia Customer &amp; Billing Management Systems (MCMB)" , "tmnet streamyx Member-Get-Member Program" , and Assistant Manager.</text:p>
            <text:p text:style-name="P6">Technologies: Java (JSP/Servlet), UNIX Shell, Solaris 10, IBM WebSphere, Oracle .</text:p>
          </table:table-cell>
        </table:table-row>
        <table:table-row>
          <table:table-cell table:style-name="Table6.A1" office:value-type="string">
            <text:p text:style-name="P4">Mar. 2003 – Aug. 2003</text:p>
          </table:table-cell>
          <table:table-cell table:style-name="Table6.A1" office:value-type="string">
            <text:p text:style-name="P3">Perbadanan Komputer Emas Sdn. Bhd.</text:p>
          </table:table-cell>
        </table:table-row>
        <table:table-row>
          <table:table-cell table:style-name="Table6.A15" office:value-type="string">
            <text:p text:style-name="P4"/>
          </table:table-cell>
          <table:table-cell table:style-name="Table6.A15" office:value-type="string">
            <text:p text:style-name="P6">Role: <text:span text:style-name="T3">Web-based Application</text:span><text:span text:style-name="T3"> Developer &amp; Designer</text:span></text:p>
            <text:p text:style-name="P6">Job scope: Development &amp; support of custom-made website &amp; web-based system. First to introduce web application development to the company. Training &amp; support for deployed client application.</text:p>
            <text:p text:style-name="P6">Technologies: HTML/XML, PHP, Linux, UNIX Shell, MySQL.</text:p>
          </table:table-cell>
        </table:table-row>
      </table:table>
      <text:p text:style-name="Standard"/>
      <table:table table:name="Table2" table:style-name="Table2">
        <table:table-column table:style-name="Table2.A"/>
        <table:table-column table:style-name="Table2.B"/>
        <table:table-row>
          <table:table-cell table:style-name="Table2.A1" table:number-columns-spanned="2" office:value-type="string">
            <text:p text:style-name="P3">EDUCATION</text:p>
          </table:table-cell>
          <table:covered-table-cell/>
        </table:table-row>
        <table:table-row>
          <table:table-cell table:style-name="Table2.A2" office:value-type="string">
            <text:p text:style-name="P4">Degree</text:p>
          </table:table-cell>
          <table:table-cell table:style-name="Table2.A2" office:value-type="string">
            <text:p text:style-name="P3">Bachelor of Information Technology (Honors) (Software Engineering)</text:p>
            <text:p text:style-name="P7">Multimedia University, <text:span text:style-name="T2">2003</text:span></text:p>
          </table:table-cell>
        </table:table-row>
      </table:table>
      <text:p text:style-name="Standard"/>
      <table:table table:name="Table1" table:style-name="Table1">
        <table:table-column table:style-name="Table1.A"/>
        <table:table-column table:style-name="Table1.B"/>
        <table:table-row>
          <table:table-cell table:style-name="Table1.A1" table:number-columns-spanned="2" office:value-type="string">
            <text:p text:style-name="P3">MISCELLANEOUS</text:p>
          </table:table-cell>
          <table:covered-table-cell/>
        </table:table-row>
        <table:table-row>
          <table:table-cell table:style-name="Table1.A1" office:value-type="string">
            <text:p text:style-name="P4">Referees</text:p>
          </table:table-cell>
          <table:table-cell table:style-name="Table1.A1" office:value-type="string">
            <text:p text:style-name="P3">MOHD EZMAN ZAINUDIN </text:p>
            <text:p text:style-name="P7">Software Architect </text:p>
            <text:p text:style-name="P7">Millennium Radius Sdn. Bhd. </text:p>
            <text:p text:style-name="P7">E: ezman@milradius.com.my / m.ezman@gmail.com</text:p>
            <text:p text:style-name="P7">M: +(60)(12)219-7235</text:p>
            <text:p text:style-name="P7"/>
            <text:p text:style-name="P9">JEEVAN DORSAMY</text:p>
            <text:p text:style-name="P8">EIT Automation Manager</text:p>
            <text:p text:style-name="P7">British Telecom (BT)</text:p>
            <text:p text:style-name="Table_20_Contents"><text:span text:style-name="T5">E: </text:span><text:span text:style-name="T6">jeevan.dorsamy@bt.com / jeevan.dorsamy@gmail.com</text:span></text:p>
            <text:p text:style-name="P7">M: +(60)(12)569-9450</text:p>
          </table:table-cell>
        </table:table-row>
        <table:table-row>
          <table:table-cell table:style-name="Table1.A1" office:value-type="string">
            <text:p text:style-name="P4">Language</text:p>
          </table:table-cell>
          <table:table-cell table:style-name="Table1.A1" office:value-type="string">
            <text:p text:style-name="P6"><text:span text:style-name="T1">English</text:span> – proficient in writing and communicating </text:p>
            <text:p text:style-name="P6"><text:span text:style-name="T1">Bahasa Melayu</text:span> – proficient in writing and communicating</text:p>
          </table:table-cell>
        </table:table-row>
        <table:table-row>
          <table:table-cell table:style-name="Table1.A4" office:value-type="string">
            <text:p text:style-name="P4">Leisure Interest</text:p>
          </table:table-cell>
          <table:table-cell table:style-name="Table1.A4" office:value-type="string">
            <text:p text:style-name="P6">Scuba Diving, Traveling, Listening to music, Digital Photography/Videograph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text-properties style:font-name="Liberation San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1"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r </meta:initial-creator>
    <meta:creation-date>2014-01-26T16:06:51.019917937</meta:creation-date>
    <meta:generator>OpenOffice/4.1.2$Unix OpenOffice.org_project/412m3$Build-9782</meta:generator>
    <dc:date>2016-08-03T21:53:56</dc:date>
    <dc:creator>M. Amirizzuan Ramli</dc:creator>
    <meta:editing-duration>PT4H1M56S</meta:editing-duration>
    <meta:editing-cycles>133</meta:editing-cycles>
    <meta:document-statistic meta:table-count="5" meta:image-count="0" meta:object-count="0" meta:page-count="2" meta:paragraph-count="72" meta:word-count="716" meta:character-count="5176"/>
  </office:meta>
</office:document-meta>
</file>